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7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3.3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6.234cm"/>
    </style:style>
    <style:style style:name="co11" style:family="table-column">
      <style:table-column-properties fo:break-before="auto" style:column-width="3.436cm"/>
    </style:style>
    <style:style style:name="co12" style:family="table-column">
      <style:table-column-properties fo:break-before="auto" style:column-width="4.985cm"/>
    </style:style>
    <style:style style:name="co13" style:family="table-column">
      <style:table-column-properties fo:break-before="auto" style:column-width="0.485cm"/>
    </style:style>
    <style:style style:name="co14" style:family="table-column">
      <style:table-column-properties fo:break-before="auto" style:column-width="3.759cm"/>
    </style:style>
    <style:style style:name="co15" style:family="table-column">
      <style:table-column-properties fo:break-before="auto" style:column-width="5.332cm"/>
    </style:style>
    <style:style style:name="co16" style:family="table-column">
      <style:table-column-properties fo:break-before="auto" style:column-width="2.766cm"/>
    </style:style>
    <style:style style:name="co17" style:family="table-column">
      <style:table-column-properties fo:break-before="auto" style:column-width="2.096cm"/>
    </style:style>
    <style:style style:name="co18" style:family="table-column">
      <style:table-column-properties fo:break-before="auto" style:column-width="2.187cm"/>
    </style:style>
    <style:style style:name="co19" style:family="table-column">
      <style:table-column-properties fo:break-before="auto" style:column-width="0.716cm"/>
    </style:style>
    <style:style style:name="co20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5.24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fo:border="0.002cm solid #000000"/>
      <style:text-properties fo:color="#000000"/>
    </style:style>
    <style:style style:name="ce2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0" style:family="table-cell" style:parent-style-name="Default" style:data-style-name="N37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1c1c1c" style:text-align-source="fix" style:repeat-content="false" fo:border="0.002cm solid #000000"/>
      <style:paragraph-properties fo:text-align="start" fo:margin-left="0cm"/>
      <style:text-properties fo:color="#000000"/>
    </style:style>
    <style:style style:name="ce12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/>
    </style:style>
    <style:style style:name="ce13" style:family="table-cell" style:parent-style-name="Default" style:data-style-name="N2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 style:text-underline-style="solid" style:text-underline-width="auto" style:text-underline-color="font-color"/>
    </style:style>
  </office:automatic-styles>
  <office:body>
    <office:spreadsheet>
      <table:table table:name="COMUN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GENERAL</text:p>
          </table:table-cell>
          <table:table-cell table:style-name="ce3" table:formula="of:=COUNTA([.C6:.C29])" office:value-type="float" office:value="11">
            <text:p>11</text:p>
          </table:table-cell>
          <table:table-cell table:style-name="ce3" table:formula="of:=AVERAGE([.B6:.B29])" office:value-type="percentage" office:value="0.648741690408357">
            <text:p>64,87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ARRIBA.D3]" office:value-type="percentage" office:value="1">
            <text:p>100%</text:p>
          </table:table-cell>
          <table:table-cell table:style-name="ce6" office:value-type="string">
            <text:p>INTERFAZ ARRIBA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PLAYER.D3]" office:value-type="percentage" office:value="1">
            <text:p>100%</text:p>
          </table:table-cell>
          <table:table-cell table:style-name="ce6" office:value-type="string">
            <text:p>PLAYE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ENEMIGO.D3]" office:value-type="percentage" office:value="0.991666666666667">
            <text:p>99%</text:p>
          </table:table-cell>
          <table:table-cell table:style-name="ce7" office:value-type="string">
            <text:p>ENEMIG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OLEADAS.D3]" office:value-type="percentage" office:value="1">
            <text:p>100%</text:p>
          </table:table-cell>
          <table:table-cell table:style-name="ce6" office:value-type="string">
            <text:p>OLEADAS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SPRITES</text:p>
          </table:table-cell>
          <table:table-cell table:style-name="ce9" table:formula="of:=IF([.E10]&lt;&gt;[.E14];1;[.D14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SONIDO.D3]" office:value-type="percentage" office:value="0.0692307692307692">
            <text:p>7%</text:p>
          </table:table-cell>
          <table:table-cell table:style-name="ce8" office:value-type="string">
            <text:p>SONIDO</text:p>
          </table:table-cell>
          <table:table-cell table:style-name="ce9" table:formula="of:=IF([.E11]&lt;&gt;[.E10];1;[.D10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TIENDA.D3]" office:value-type="percentage" office:value="1">
            <text:p>100%</text:p>
          </table:table-cell>
          <table:table-cell table:style-name="ce6" office:value-type="string">
            <text:p>TIENDA</text:p>
          </table:table-cell>
          <table:table-cell table:style-name="ce9" table:formula="of:=IF([.E12]&lt;&gt;[.E9];1;[.D9]+1)" office:value-type="float" office:value="1">
            <text:p>1</text:p>
          </table:table-cell>
          <table:table-cell table:style-name="ce9" office:value-type="string">
            <text:p>MEDI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INICIO.D3]" office:value-type="percentage" office:value="0.777777777777778">
            <text:p>78%</text:p>
          </table:table-cell>
          <table:table-cell table:style-name="ce7" office:value-type="string">
            <text:p>INTERFAZ INICIO</text:p>
          </table:table-cell>
          <table:table-cell table:style-name="ce9" table:formula="of:=IF([.E13]&lt;&gt;[.E12];1;[.D12]+1)" office:value-type="float" office:value="2">
            <text:p>2</text:p>
          </table:table-cell>
          <table:table-cell table:style-name="ce9" office:value-type="string">
            <text:p>MEDI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CONTROL MANDO</text:p>
          </table:table-cell>
          <table:table-cell table:style-name="ce9" table:formula="of:=IF([.E14]&lt;&gt;[.E16];1;[.D16]+1)" office:value-type="float" office:value="3">
            <text:p>3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TEM ENEMIGO?</text:p>
          </table:table-cell>
          <table:table-cell table:style-name="ce9" table:formula="of:=IF([.E15]&lt;&gt;[.E13];1;[.D13]+1)" office:value-type="float" office:value="1">
            <text:p>1</text:p>
          </table:table-cell>
          <table:table-cell table:style-name="ce9" office:value-type="string">
            <text:p>TAL VEZ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RRETAS</text:p>
          </table:table-cell>
          <table:table-cell table:style-name="ce9" table:formula="of:=IF([.E16]&lt;&gt;[.E15];1;[.D15]+1)" office:value-type="float" office:value="2">
            <text:p>2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NIDO" table:style-name="ta1" table:print="false">
        <table:table-column table:style-name="co1" table:default-cell-style-name="ce1"/>
        <table:table-column table:style-name="co2" table:default-cell-style-name="ce2"/>
        <table:table-column table:style-name="co10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13">
            <text:p>13</text:p>
          </table:table-cell>
          <table:table-cell table:style-name="ce3" table:formula="of:=AVERAGE([.B6:.B29])" office:value-type="percentage" office:value="0.0692307692307692">
            <text:p>6,92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CODIGO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.1">
            <text:p>10%</text:p>
          </table:table-cell>
          <table:table-cell table:style-name="ce8" office:value-type="string">
            <text:p>ESPA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.1">
            <text:p>10%</text:p>
          </table:table-cell>
          <table:table-cell table:style-name="ce8" office:value-type="string">
            <text:p>DANO ENEMIG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.1">
            <text:p>10%</text:p>
          </table:table-cell>
          <table:table-cell table:style-name="ce8" office:value-type="string">
            <text:p>DANO PLAYE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.1">
            <text:p>10%</text:p>
          </table:table-cell>
          <table:table-cell table:style-name="ce8" office:value-type="string">
            <text:p>MUERTE PLAYER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1">
            <text:p>10%</text:p>
          </table:table-cell>
          <table:table-cell table:style-name="ce8" office:value-type="string">
            <text:p>BOTON ACEPTAR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1">
            <text:p>10%</text:p>
          </table:table-cell>
          <table:table-cell table:style-name="ce8" office:value-type="string">
            <text:p>RICK ROLL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MUSICA FONDO_JUEGO</text:p>
          </table:table-cell>
          <table:table-cell table:style-name="ce9" table:formula="of:=IF([.E13]&lt;&gt;[.E12];1;[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.1">
            <text:p>10%</text:p>
          </table:table-cell>
          <table:table-cell table:style-name="ce8" office:value-type="string">
            <text:p>MUSICA FONDO_MENU</text:p>
          </table:table-cell>
          <table:table-cell table:style-name="ce9" table:formula="of:=IF([.E14]&lt;&gt;[.E13];1;[.D13]+1)" office:value-type="float" office:value="9">
            <text:p>9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MUSICA FONDO_ENTREOLEADA</text:p>
          </table:table-cell>
          <table:table-cell table:style-name="ce9" table:formula="of:=IF([.E15]&lt;&gt;[.E14];1;[.D14]+1)" office:value-type="float" office:value="10">
            <text:p>10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.1">
            <text:p>10%</text:p>
          </table:table-cell>
          <table:table-cell table:style-name="ce8" office:value-type="string">
            <text:p>MUERTE ENEMIGO</text:p>
          </table:table-cell>
          <table:table-cell table:style-name="ce9" table:formula="of:=IF([.E16]&lt;&gt;[.E14];1;[.D14]+1)" office:value-type="float" office:value="10">
            <text:p>10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INSTANCIAR ENEMIGO?</text:p>
          </table:table-cell>
          <table:table-cell table:style-name="ce9" table:formula="of:=IF([.E17]&lt;&gt;[.E16];1;[.D16]+1)" office:value-type="float" office:value="11">
            <text:p>1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.1">
            <text:p>10%</text:p>
          </table:table-cell>
          <table:table-cell table:style-name="ce8" office:value-type="string">
            <text:p>FIN OLEADA</text:p>
          </table:table-cell>
          <table:table-cell table:style-name="ce9" table:formula="of:=IF([.E18]&lt;&gt;[.E17];1;[.D17]+1)" office:value-type="float" office:value="12">
            <text:p>1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9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INICIO" table:style-name="ta1" table:print="false">
        <table:table-column table:style-name="co1" table:default-cell-style-name="ce1"/>
        <table:table-column table:style-name="co11" table:default-cell-style-name="ce2"/>
        <table:table-column table:style-name="co1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INTERFAZ_INICIO</text:p>
          </table:table-cell>
          <table:table-cell table:style-name="ce3" table:formula="of:=COUNTA([.C6:.C29])" office:value-type="float" office:value="9">
            <text:p>9</text:p>
          </table:table-cell>
          <table:table-cell table:style-name="ce3" table:formula="of:=AVERAGE([.B6:.B29])" office:value-type="percentage" office:value="0.777777777777778">
            <text:p>77,78%</text:p>
          </table:table-cell>
          <table:table-cell table:style-name="ce3"/>
          <table:table-cell table:style-name="ce3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3"/>
          <table:table-cell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</text:p>
          </table:table-cell>
          <table:table-cell table:style-name="ce9" table:formula="of:=IF([.E6]&lt;&gt;[.E3];1;[.D3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PARECER EN INICIO</text:p>
          </table:table-cell>
          <table:table-cell table:style-name="ce9" table:formula="of:=IF([.E7]&lt;&gt;[.E4];1;[.D4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</text:p>
          </table:table-cell>
          <table:table-cell table:style-name="ce9" table:formula="of:=IF([.E8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ELECCIONAR OPCION</text:p>
          </table:table-cell>
          <table:table-cell table:style-name="ce9" table:formula="of:=IF([.E9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MPEZAR JUEGO</text:p>
          </table:table-cell>
          <table:table-cell table:style-name="ce9" table:formula="of:=IF([.E10]&lt;&gt;[.E7];1;[.D7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1">
            <text:p>10%</text:p>
          </table:table-cell>
          <table:table-cell table:style-name="ce7" office:value-type="string">
            <text:p>COMO JUGAR</text:p>
          </table:table-cell>
          <table:table-cell table:style-name="ce9" table:formula="of:=IF([.E11]&lt;&gt;[.E8];1;[.D8]+1)" office:value-type="float" office:value="1">
            <text:p>1</text:p>
          </table:table-cell>
          <table:table-cell table:style-name="ce9" office:value-type="string">
            <text:p>MEDI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9">
            <text:p>90%</text:p>
          </table:table-cell>
          <table:table-cell table:style-name="ce7" office:value-type="string">
            <text:p>CREDITOS</text:p>
          </table:table-cell>
          <table:table-cell table:style-name="ce9" table:formula="of:=IF([.E12]&lt;&gt;[.E9];1;[.D9]+1)" office:value-type="float" office:value="1">
            <text:p>1</text:p>
          </table:table-cell>
          <table:table-cell table:style-name="ce9" office:value-type="string">
            <text:p>BAJ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.9">
            <text:p>90%</text:p>
          </table:table-cell>
          <table:table-cell table:style-name="ce7" office:value-type="string">
            <text:p>MENSAJE MIO</text:p>
          </table:table-cell>
          <table:table-cell table:style-name="ce9" table:formula="of:=IF([.E13]&lt;&gt;[.E10];1;[.D10]+1)" office:value-type="float" office:value="1">
            <text:p>1</text:p>
          </table:table-cell>
          <table:table-cell table:style-name="ce9" office:value-type="string">
            <text:p>BAJ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.1">
            <text:p>10%</text:p>
          </table:table-cell>
          <table:table-cell table:style-name="ce7" office:value-type="string">
            <text:p>RICK ROLL</text:p>
          </table:table-cell>
          <table:table-cell table:style-name="ce9" table:formula="of:=IF([.E14]&lt;&gt;[.E11];1;[.D11]+1)" office:value-type="float" office:value="1">
            <text:p>1</text:p>
          </table:table-cell>
          <table:table-cell table:style-name="ce9" office:value-type="string">
            <text:p>TAL VEZ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NDA" table:style-name="ta1" table:print="false">
        <table:table-column table:style-name="co1" table:default-cell-style-name="ce1"/>
        <table:table-column table:style-name="co2" table:default-cell-style-name="ce2"/>
        <table:table-column table:style-name="co1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TIENDA</text:p>
          </table:table-cell>
          <table:table-cell table:style-name="ce3" table:formula="of:=COUNTA([.C6:.C29])" office:value-type="float" office:value="13">
            <text:p>1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TIENDA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NTRAR TIEN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ENTRE OPCION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LEER TEXTO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COMPRAR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MPLEMENTAR OBJETO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9" table:formula="of:=IF([.E13]&lt;&gt;[.E12];1;[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VIDA</text:p>
          </table:table-cell>
          <table:table-cell table:style-name="ce9" table:formula="of:=IF([.E14]&lt;&gt;[INTERFAZ_ARRIBA.E12];1;[INTERFAZ_ARRIBA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HUESO</text:p>
          </table:table-cell>
          <table:table-cell table:style-name="ce9" table:formula="of:=IF([.E15]&lt;&gt;[.E14];1;[.D14]+1)" office:value-type="float" office:value="9">
            <text:p>9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ENEMIGOS</text:p>
          </table:table-cell>
          <table:table-cell table:style-name="ce9" table:formula="of:=IF([.E16]&lt;&gt;[.E15];1;[.D15]+1)" office:value-type="float" office:value="10">
            <text:p>10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PORCENTAJE</text:p>
          </table:table-cell>
          <table:table-cell table:style-name="ce9" table:formula="of:=IF([.E17]&lt;&gt;[.E16];1;[.D16]+1)" office:value-type="float" office:value="11">
            <text:p>11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DANO</text:p>
          </table:table-cell>
          <table:table-cell table:style-name="ce9" table:formula="of:=IF([.E18]&lt;&gt;[.E17];1;[.D17]+1)" office:value-type="float" office:value="12">
            <text:p>1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9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ARRIBA" table:style-name="ta1" table:print="false">
        <table:table-column table:style-name="co13" table:default-cell-style-name="ce1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5" table:default-cell-style-name="ce2"/>
        <table:table-column table:style-name="co6" table:default-cell-style-name="ce2"/>
        <table:table-column table:style-name="co17" table:default-cell-style-name="ce2"/>
        <table:table-column table:style-name="co18" table:default-cell-style-name="ce11"/>
        <table:table-column table:style-name="co19" table:default-cell-style-name="ce13"/>
        <table:table-column table:style-name="co8" table:default-cell-style-name="ce2"/>
        <table:table-column table:style-name="co20" table:number-columns-repeated="1013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/>
          <table:table-cell table:style-name="ce3" office:value-type="string">
            <text:p>INTERFAZ_ARRIBA</text:p>
          </table:table-cell>
          <table:table-cell table:style-name="ce3" table:formula="of:=COUNTA([.C6:.C29])" office:value-type="float" office:value="8">
            <text:p>8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INTERFAZ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ENFRIAMIENTO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+ ENEMIGOS EN PANTALLA</text:p>
          </table:table-cell>
          <table:table-cell table:style-name="ce2"/>
          <table:table-cell table:style-name="ce7" office:value-type="string">
            <text:p>EN PROCES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DUCIR ENFRIAMIENT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- ENEMIGOS EN PANTALLA</text:p>
          </table:table-cell>
          <table:table-cell table:style-name="ce2"/>
          <table:table-cell table:style-name="ce8" office:value-type="string">
            <text:p>SIN EMPEZAR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PORCENTAJE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CONSTANTE, SOLO DEPENDE DE UNA VARIABLE FLOTANTE</text:p>
          </table:table-cell>
          <table:table-cell table:style-name="ce2"/>
          <table:table-cell table:style-name="ce4" office:value-type="string">
            <text:p>ANULAD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LSA HUESOS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ERDER VIDA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GANAR VIDA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3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5"/>
          <table:table-cell table:style-name="ce2"/>
          <table:table-cell table:style-name="ce12"/>
          <table:table-cell table:number-columns-repeated="1013"/>
        </table:table-row>
        <table:table-row table:style-name="ro1">
          <table:table-cell table:number-columns-repeated="8"/>
          <table:table-cell table:style-name="ce2"/>
          <table:table-cell table:style-name="ce12"/>
          <table:table-cell table:number-columns-repeated="1013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4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PLAYER</text:p>
          </table:table-cell>
          <table:table-cell table:style-name="ce3" table:formula="of:=COUNTA([.C6:.C29])" office:value-type="float" office:value="4">
            <text:p>4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IMIENTO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TACA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CIBIR DAÑ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number-columns-repeated="3"/>
          <table:table-cell table:style-name="ce14"/>
          <table:table-cell table:number-columns-repeated="4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GO" table:style-name="ta1" table:print="false">
        <table:table-column table:style-name="co1" table:default-cell-style-name="ce1"/>
        <table:table-column table:style-name="co2" table:default-cell-style-name="ce2"/>
        <table:table-column table:style-name="co1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ENEMIGO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0.991666666666667">
            <text:p>99,17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AL PLAYER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HACER DAÑO AL PLAYE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RECIBIR DAÑ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POR AHORA LO POSPONGO</text:p>
          </table:table-cell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PAWNEARSE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95">
            <text:p>95%</text:p>
          </table:table-cell>
          <table:table-cell table:style-name="ce7" office:value-type="string">
            <text:p>RETROCESO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VA BIEN, PERO PODRIA IR MEJOR</text:p>
          </table:table-cell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VIDA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EADAS" table:style-name="ta1" table:print="false">
        <table:table-column table:style-name="co1" table:default-cell-style-name="ce1"/>
        <table:table-column table:style-name="co2" table:default-cell-style-name="ce2"/>
        <table:table-column table:style-name="co2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3">
            <text:p>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FIN OLEADA N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LE PARA INICAR OLEA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INICIADA OLEADA N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UN.C6:COMUN.D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Status" style:family="table-cell" style:parent-style-name="Default"/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5">15/06/2024</text:date>, <text:time>00:47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4T13:18:17.94</meta:creation-date>
    <dc:date>2024-06-15T00:47:33.05</dc:date>
    <meta:editing-duration>P3DT9H54M35S</meta:editing-duration>
    <meta:editing-cycles>166</meta:editing-cycles>
    <meta:generator>OpenOffice/4.1.14$Win32 OpenOffice.org_project/4114m1$Build-9811</meta:generator>
    <meta:document-statistic meta:table-count="8" meta:cell-count="437" meta:object-count="0"/>
  </office:meta>
</office:document-meta>
</file>